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ns0:p ns0:style-name="rststyle-codeblock">$ apt-get instal apt-ftparchive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 <text:span text:style-name="rststyle-strong">pool</text:span> ve <text:span text:style-name="rststyle-strong">dists</text:span>
<text:span text:style-name="rststyle-emphasis">dists</text:span> içerisinde depo indexi depo imzası ve hangi ortama uyumlu çalıştığına dair bilgiler bulnur.
<text:span text:style-name="rststyle-emphasis">pool</text:span> içerisinde de pakekler uygun hiyerarşiye göre dizilmiştir.</text:p>
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<text:p text:style-name="rststyle-textbody">Örnek depo <text:span text:style-name="rststyle-strong">dists</text:span> dizin yapısı (imzalanmamış depo):</text:p>
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4 files</ns0:p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number">10</text:span>
        </text:span>
        <text:span text:style-name="rststyle-literal">
          <text:span text:style-name="rststyle-number">14</text:span>
        </text:span>
        <text:p text:style-name="rststyle-textbody"><text:span text:style-name="rststyle-strong">pool</text:span> dizininde bulunan paketler genel bir kural olmaması ile birlikte şu kurallara uygun şekilde dizilmeleri tavsiye edilmektedir:</text:p>
        <text:p text:style-name="rststyle-textbody">Alfabetik kural:</text:p>
        <text:list text:style-name="rststyle-enumlist-arabic">
          <text:list-item>
            <text:p text:style-name="rststyle-enumitem">Paket isminin ilk harfi ile başlayar dizin içerisinde paket adını taşıyan bir dizin olmalı ve paket bu dizinde yer almalı.</text:p>
            <text:p text:style-name="rststyle-enumitem">test adındaki bir paket için <text:span text:style-name="rststyle-strong">pool/t/test/test_1.0_amd64.deb</text:span></text:p>
          </text:list-item>
          <text:list-item>
            <text:p text:style-name="rststyle-enumitem">Paket adının başında lib varsa ve kütüphane dosyası ise ilk harf yerine lib kısmından sonraki ilk harf ile beraber alınmalı.</text:p>
            <text:p text:style-name="rststyle-enumitem">libncurses paketi için <text:span text:style-name="rststyle-strong">pool/libn/libncurses/libncurses_6.2-1_amd64.deb</text:span></text:p>
          </text:list-item>
        </text:list>
        <text:p text:style-name="rststyle-textbody">Bölümsel kural:</text:p>
        <text:list text:style-name="rststyle-enumlist-arabic">
          <text:list-item>
            <text:p text:style-name="rststyle-enumitem">Bölümler belirlenmeli.</text:p>
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</text:list-item>
          <text:list-item>
            <text:p text:style-name="rststyle-enumitem">Alt bölümler oluşturulabilir.</text:p>
            <text:p text:style-name="rststyle-enumitem">bash paketi için <text:span text:style-name="rststyle-strong">pool/system/shell/bash/bash_5.0_amd64.deb</text:span></text:p>
          </text:list-item>
        </text:list>
        <text:p text:style-name="rststyle-textbody">Küçük depolar için tüm paketleri tek bir dizine yığabilirsiniz.</text:p>
        <text:p text:style-name="rststyle-textbody">Alfabetik kurala göre dizilmiş örnek <text:span text:style-name="rststyle-strong">pool</text:span> dizini:</text:p>
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number">5</text:span>
        </text:span>
        <text:span text:style-name="rststyle-literal">
          <text:span text:style-name="rststyle-number">1</text:span>
        </text:span>
        <text:p text:style-name="rststyle-textbody">Paketler <text:span text:style-name="rststyle-strong">paket_version_mimari.deb</text:span> şeklinde isimlendirilmelidir.</text:p>
        <text:p text:style-name="rststyle-textbody">amd64 mimaride ve 1.0 sürümünde olan test adındaki bir paket için <text:span text:style-name="rststyle-strong">test_1.0_amd64.deb</text:span></text:p>
        <text:p text:style-name="rststyle-textbody"><text:span text:style-name="rststyle-strong">Release</text:span> dosyasında depoya dair bilgiler yer almaktadır. Bu bilgilerden sonra da dists içerisindeki indexlerin md5sum değerleri yer alır. Örneğin:</text:p>
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d3979f7e69655dcb641d283f1af376a7 <ns0:s ns0:c="1"/>dists/stable/main/binary-i386/Packages<ns0:line-break/><ns0:s ns0:c="2"/>0270b0287abd69d7ba7670c3eb24cbc1 <ns0:s ns0:c="1"/>dists/stable/main/binary-i386/Packages.gz<ns0:line-break/><ns0:s ns0:c="2"/>d3979f7e69655dcb641d283f1af376a7 <ns0:s ns0:c="1"/>dists/stable/main/binary-amd64/Packages<ns0:line-break/><ns0:s ns0:c="2"/>0270b0287abd69d7ba7670c3eb24cbc1 <ns0:s ns0:c="1"/>dists/stable/main/binary-amd64/Packages.gz<ns0:line-break/><ns0:s ns0:c="2"/>d41d8cd98f00b204e9800998ecf8427e <ns0:s ns0:c="1"/>dists/stable/non-free/binary-i386/Packages<ns0:line-break/><ns0:s ns0:c="2"/>de9e533c25149db7878032320d7d13db <ns0:s ns0:c="1"/>dists/stable/non-free/binary-i386/Packages.gz<ns0:line-break/><ns0:s ns0:c="2"/>d41d8cd98f00b204e9800998ecf8427e <ns0:s ns0:c="1"/>dists/stable/non-free/binary-amd64/Packages<ns0:line-break/><ns0:s ns0:c="2"/>de9e533c25149db7878032320d7d13db <ns0:s ns0:c="1"/>dists/stable/non-free/binary-amd64/Packages.gz<ns0:line-break/><ns0:s ns0:c="2"/>d41d8cd98f00b204e9800998ecf8427e <ns0:s ns0:c="1"/>dists/stable/contrib/binary-i386/Packages<ns0:line-break/><ns0:s ns0:c="2"/>de9e533c25149db7878032320d7d13db <ns0:s ns0:c="1"/>dists/stable/contrib/binary-i386/Packages.gz<ns0:line-break/><ns0:s ns0:c="2"/>d41d8cd98f00b204e9800998ecf8427e <ns0:s ns0:c="1"/>dists/stable/contrib/binary-amd64/Packages<ns0:line-break/><ns0:s ns0:c="2"/>de9e533c25149db7878032320d7d13db <ns0:s ns0:c="1"/>dists/stable/contrib/binary-amd64/Packages.gz</ns0:p>
        <text:span text:style-name="rststyle-literal">
          <text:span text:style-name="rststyle-number">10</text:span>
        </text:span>
        <text:span text:style-name="rststyle-literal">
          <text:span text:style-name="rststyle-number">01</text:span>
        </text:span>
        <text:span text:style-name="rststyle-literal">
          <text:span text:style-name="rststyle-number">2020</text:span>
        </text:span>
        <text:span text:style-name="rststyle-literal">
          <text:span text:style-name="rststyle-number">11</text:span>
        </text:span>
      </text:section>
      <text:section text:name="Section3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</text:section>
      <text:section text:name="Section4" text:style-name="Sect1">
        <text:h text:outline-level="1" text:style-name="rststyle-heading1">Release dosyasının yazılması</text:h>
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<text:p text:style-name="rststyle-textbody">başlık dosyası içeriği şu şekilde olamalı:</text:p>
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/ns0:p>
        <text:span text:style-name="rststyle-literal">
          <text:span text:style-name="rststyle-scalar">
            <text:span text:style-name="rststyle-plain">$ cat baslik</text:span>
          </text:span>
        </text:span>
        <text:span text:style-name="rststyle-literal">
          <text:span text:style-name="rststyle-scalar">
            <text:span text:style-name="rststyle-plain">Origin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Debian</text:span>
          </text:span>
        </text:span>
        <text:span text:style-name="rststyle-name">
          <text:span text:style-name="rststyle-tag">Label</text:span>
        </text:span>
        <text:span text:style-name="rststyle-punctuation">:</text:span>
        <text:span text:style-name="rststyle-literal">
          <text:span text:style-name="rststyle-scalar">
            <text:span text:style-name="rststyle-plain">Debian</text:span>
          </text:span>
        </text:span>
        <text:span text:style-name="rststyle-name">
          <text:span text:style-name="rststyle-tag">Suite</text:span>
        </text:span>
        <text:span text:style-name="rststyle-punctuation">:</text:span>
        <text:span text:style-name="rststyle-literal">
          <text:span text:style-name="rststyle-scalar">
            <text:span text:style-name="rststyle-plain">stable</text:span>
          </text:span>
        </text:span>
        <text:span text:style-name="rststyle-name">
          <text:span text:style-name="rststyle-tag">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10.5</text:span>
          </text:span>
        </text:span>
        <text:span text:style-name="rststyle-name">
          <text:span text:style-name="rststyle-tag">Codename</text:span>
        </text:span>
        <text:span text:style-name="rststyle-punctuation">:</text:span>
        <text:span text:style-name="rststyle-literal">
          <text:span text:style-name="rststyle-scalar">
            <text:span text:style-name="rststyle-plain">stable</text:span>
          </text:span>
        </text:span>
        <text:span text:style-name="rststyle-name">
          <text:span text:style-name="rststyle-tag">Changelogs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sulincix.github.io</text:span>
          </text:span>
        </text:span>
        <text:span text:style-name="rststyle-name">
          <text:span text:style-name="rststyle-tag">Date</text:span>
        </text:span>
        <text:span text:style-name="rststyle-punctuation">:</text:span>
        <text:span text:style-name="rststyle-literal">
          <text:span text:style-name="rststyle-scalar">
            <text:span text:style-name="rststyle-plain">Sat, 01 Aug 2020 11:04:59 UTC</text:span>
          </text:span>
        </text:span>
        <text:span text:style-name="rststyle-name">
          <text:span text:style-name="rststyle-tag">Acquire-By-Hash</text:span>
        </text:span>
        <text:span text:style-name="rststyle-punctuation">:</text:span>
        <text:span text:style-name="rststyle-literal">
          <text:span text:style-name="rststyle-scalar">
            <text:span text:style-name="rststyle-plain">yes</text:span>
          </text:span>
        </text:span>
        <text:span text:style-name="rststyle-name">
          <text:span text:style-name="rststyle-tag">Architectures</text:span>
        </text:span>
        <text:span text:style-name="rststyle-punctuation">:</text:span>
        <text:span text:style-name="rststyle-literal">
          <text:span text:style-name="rststyle-scalar">
            <text:span text:style-name="rststyle-plain">amd64 i386</text:span>
          </text:span>
        </text:span>
        <text:span text:style-name="rststyle-name">
          <text:span text:style-name="rststyle-tag">Components</text:span>
        </text:span>
        <text:span text:style-name="rststyle-punctuation">:</text:span>
        <text:span text:style-name="rststyle-literal">
          <text:span text:style-name="rststyle-scalar">
            <text:span text:style-name="rststyle-plain">main contrib non-free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Test repository</text:span>
          </text:span>
        </text:span>
        <text:span text:style-name="rststyle-name">
          <text:span text:style-name="rststyle-tag">MD5Sum</text:span>
        </text:span>
        <text:span text:style-name="rststyle-punctuation">:</text:span>
        <text:p text:style-name="rststyle-textbody">başlık ile md5sum bilreştirmek için aşağıdakine benzer bir komut kullanabilirsiniz:</text:p>
        <ns0:p ns0:style-name="rststyle-codeblock">$ cat baslik &gt; dists/stable/Release<ns0:line-break/>$ find dists/stable -type f | xargs md5sum | sed "s/^/ <ns0:s ns0:c="1"/>/" &gt;&gt; dists/stable/Releas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double">"s/^/  /"</text:span>
          </text:span>
        </text:span>
      </text:section>
      <text:section text:name="Section5" text:style-name="Sect1">
        <text:h text:outline-level="1" text:style-name="rststyle-heading1">Deponun imzalanması</text:h>
        <text:p text:style-name="rststyle-textbody">Depoyu eğer imzalamazsak depoyu güncellerken ve depodan paket kurarken uyarı verirler. Eğer gpg anahtarınız mevcutsa şu komutu kullanabilirsiniz:</text:p>
        <ns0:p ns0:style-name="rststyle-codeblock">$ gpg --clearsign -o InRelease Release<ns0:line-break/>$ gpg -abs -o Release.gpg Release</ns0:p>
        <text:p text:style-name="rststyle-textbody">Eğer gpg anahtarınız yoksa oluşturmak için:</text:p>
        <ns0:p ns0:style-name="rststyle-codeblock">$ gpg --gen-key</ns0:p>
        <text:p text:style-name="rststyle-textbody">Oluşturduğumuz gpg anahtarını listelemek için:</text:p>
        <ns0:p ns0:style-name="rststyle-codeblock">$ gpg --list-keys</ns0:p>
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<text:p text:style-name="rststyle-textbody">Elimizdeki gpg anahtarını dışarı aktarmak için:</text:p>
        <ns0:p ns0:style-name="rststyle-codeblock">$ gpg --output Release.key --armor --export gpg_id_değeri</ns0:p>
      </text:section>
      <text:section text:name="Section6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</text:section>
      <text:section text:name="Section7" text:style-name="Sect1">
        <text:h text:outline-level="1" text:style-name="rststyle-heading1">Deponun kullanıcılar tarafından sisteme eklenmesi</text:h>
        <text:p text:style-name="rststyle-textbody">Depomuz tamamlandı ve internet ağının bir parçası haline geldikten sonra kullanıcılar bu depoyu kullanmak istediklerinde şu adımları uygulamalılar.</text:p>
        <text:list text:style-name="rststyle-enumlist-arabic">
          <text:list-item>
            <text:p text:style-name="rststyle-enumitem">Depoyu imzalayan gpg anahtarını içeri aktarmalılar.</text:p>
          </text:list-item>
        </text:list>
        <ns0:p ns0:style-name="rststyle-codeblock">$ wget -O - http://depo_sunucusu/depo_konumu/dists/stable/Release.key | apt-key add -</ns0:p>
        <text:span text:style-name="rststyle-punctuation">|</text:span>
        <text:list text:style-name="rststyle-enumlist-arabic">
          <text:list-item>
            <text:p text:style-name="rststyle-enumitem">/etc/sources.list.d/ dizinine dosya içerisine eklemeliler. (veya sources.list dosyasına)</text:p>
          </text:list-item>
        </text:list>
        <ns0:p ns0:style-name="rststyle-codeblock">$ echo "deb http://depo_sunucusu/depo_konumu stable main contrib non-free" &gt; /etc/apt/sources.list.d/testrepo.lis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eb http://depo_sunucusu/depo_konumu stable main contrib non-free"</text:span>
          </text:span>
        </text:span>
        <text:list text:style-name="rststyle-enumlist-arabic">
          <text:list-item>
            <text:p text:style-name="rststyle-enumitem">Depoyu güncellemeliler.</text:p>
          </text:list-item>
        </text:list>
        <ns0:p ns0:style-name="rststyle-codeblock">$ apt-get update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0-09-09T08:33:57</meta:creation-date>
    <dc:creator>sulin</dc:creator>
    <dc:date>2020-09-09T08:33:57</dc:date>
    <dc:language>en-US</dc:language>
    <meta:editing-cycles>1</meta:editing-cycles>
    <meta:editing-duration>PT00M01S</meta:editing-duration>
    <dc:title>Debian için depo oluşturma</dc:title>
  </office:meta>
</office:document-meta>
</file>